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292cm" style:rel-column-width="19715*"/>
    </style:style>
    <style:style style:name="Table1.B" style:family="table-column">
      <style:table-column-properties style:column-width="12.298cm" style:rel-column-width="4582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7ea5" officeooo:paragraph-rsid="00027ea5"/>
    </style:style>
    <style:style style:name="P2" style:family="paragraph" style:parent-style-name="Standard">
      <style:text-properties officeooo:rsid="00027ea5" officeooo:paragraph-rsid="00035f7f"/>
    </style:style>
    <style:style style:name="P3" style:family="paragraph" style:parent-style-name="Standard">
      <style:text-properties officeooo:rsid="00035f7f" officeooo:paragraph-rsid="00035f7f"/>
    </style:style>
    <style:style style:name="P4" style:family="paragraph" style:parent-style-name="Table_20_Contents">
      <style:text-properties officeooo:rsid="00035f7f" officeooo:paragraph-rsid="00035f7f"/>
    </style:style>
    <style:style style:name="P5" style:family="paragraph" style:parent-style-name="Table_20_Contents">
      <style:text-properties officeooo:paragraph-rsid="00035f7f"/>
    </style:style>
    <style:style style:name="P6" style:family="paragraph" style:parent-style-name="Table_20_Contents" style:list-style-name="Numbering_20_IVX">
      <style:text-properties officeooo:rsid="00035f7f" officeooo:paragraph-rsid="00035f7f"/>
    </style:style>
    <style:style style:name="T1" style:family="text">
      <style:text-properties officeooo:rsid="00035f7f"/>
    </style:style>
    <style:style style:name="T2" style:family="text">
      <style:text-properties officeooo:rsid="0004314f"/>
    </style:style>
    <style:style style:name="T3" style:family="text">
      <style:text-properties officeooo:rsid="00079037"/>
    </style:style>
    <style:style style:name="T4" style:family="text">
      <style:text-properties officeooo:rsid="00089c8f"/>
    </style:style>
    <style:style style:name="T5" style:family="text">
      <style:text-properties officeooo:rsid="000a29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”<text:span text:style-name="T1">listA</text:span>”, value:[“<text:span text:style-name="T1">A1</text:span>”, “<text:span text:style-name="T1">A</text:span>2”, “<text:span text:style-name="T1">A</text:span>3”]}</text:p>
      <text:p text:style-name="P2">${Push key:”<text:span text:style-name="T1">listB</text:span>”, value:[“<text:span text:style-name="T1">B1</text:span>”, “<text:span text:style-name="T1">B</text:span>2”, “<text:span text:style-name="T1">B</text:span>3”]}</text:p>
      <text:p text:style-name="P3">${Push key:”t”, value:true}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>${For $value:”listA”, $as:”it”}</text:p>
            <text:p text:style-name="P4">${$index} ${$it}</text:p>
            <text:p text:style-name="P4">${EndFor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5"><text:span text:style-name="T1">${For $value:”listB”, $as:”it”, </text:span>list<text:span text:style-name="T5">I</text:span>tem:<text:span text:style-name="T4">1</text:span> <text:span text:style-name="T1">}</text:span></text:p>
            <text:list text:style-name="Numbering_20_IVX">
              <text:list-item>
                <text:p text:style-name="P6">${$it}</text:p>
              </text:list-item>
            </text:list>
            <text:p text:style-name="P4">${EndFor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4">${If “<text:span text:style-name="T3">$</text:span>t”:true}true<text:span text:style-name="T2">$</text:span>{EndIf}${If “<text:span text:style-name="T3">$</text:span>t”:false}false<text:span text:style-name="T2">$</text:span>{EndIf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06:18:56.882000000</meta:creation-date>
    <dc:date>2025-03-09T12:46:45.727000000</dc:date>
    <meta:editing-duration>PT1H11M17S</meta:editing-duration>
    <meta:editing-cycles>8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0" meta:word-count="30" meta:character-count="290" meta:non-whitespace-character-count="271"/>
  </office:meta>
</office:document-meta>
</file>